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25.438cm" fo:min-width="18.322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0.308cm" fo:min-width="18.322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draw:fill="solid" draw:fill-color="#009900" draw:textarea-horizontal-align="justify" draw:textarea-vertical-align="middle" draw:auto-grow-height="false" fo:min-height="7.082cm" fo:min-width="7.017cm"/>
    </style:style>
    <style:style style:name="gr4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min-height="0.194cm" fo:min-width="0.411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229cm" draw:marker-end-width="0.229cm" draw:fill="solid" draw:fill-color="#cccccc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min-height="0.194cm" fo:min-width="0.884cm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07cm" fo:min-width="0.307cm" fo:padding-top="0.137cm" fo:padding-bottom="0.137cm" fo:padding-left="0.262cm" fo:padding-right="0.262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025cm" svg:stroke-color="#000000" draw:marker-start-width="0.229cm" draw:marker-end-width="0.229cm" draw:fill="solid" draw:fill-color="#990099" draw:textarea-horizontal-align="justify" draw:textarea-vertical-align="middle" draw:auto-grow-height="false" fo:min-height="0.632cm" fo:min-width="1.025cm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svg:stroke-color="#000000" draw:marker-start-width="0.229cm" draw:marker-end-width="0.229cm" draw:fill="solid" draw:fill-color="#990099" draw:textarea-horizontal-align="justify" draw:textarea-vertical-align="middle" draw:auto-grow-height="false" fo:min-height="0.632cm" fo:min-width="1.059cm" fo:padding-top="0.137cm" fo:padding-bottom="0.137cm" fo:padding-left="0.262cm" fo:padding-right="0.262cm"/>
    </style:style>
    <style:style style:name="gr13" style:family="graphic" style:parent-style-name="standard">
      <style:graphic-properties svg:stroke-width="0.025cm" svg:stroke-color="#000000" draw:marker-start-width="0.229cm" draw:marker-end-width="0.229cm" draw:fill="solid" draw:fill-color="#999999" draw:textarea-horizontal-align="justify" draw:textarea-vertical-align="middle" draw:auto-grow-height="false" fo:min-height="2.969cm" fo:min-width="1.025cm" fo:padding-top="0.137cm" fo:padding-bottom="0.137cm" fo:padding-left="0.262cm" fo:padding-right="0.262cm"/>
    </style:style>
    <style:style style:name="gr14" style:family="graphic" style:parent-style-name="standard">
      <style:graphic-properties draw:fill="solid" draw:fill-color="#eeeeee" draw:textarea-horizontal-align="justify" draw:textarea-vertical-align="middle" draw:auto-grow-height="false" fo:min-height="0.826cm" fo:min-width="0.55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2.566cm" fo:min-width="0cm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1.807cm" fo:min-width="0cm"/>
    </style:style>
    <style:style style:name="gr17" style:family="graphic" style:parent-style-name="standard">
      <style:graphic-properties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.013cm" fo:min-width="0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009cm" fo:min-width="0cm"/>
    </style:style>
    <style:style style:name="gr20" style:family="graphic" style:parent-style-name="standard">
      <style:graphic-properties svg:stroke-width="0.025cm" svg:stroke-color="#000000" draw:marker-start-width="0.229cm" draw:marker-end-width="0.229cm" draw:fill="solid" draw:fill-color="#808080" draw:textarea-horizontal-align="justify" draw:textarea-vertical-align="middle" draw:auto-grow-height="false" fo:min-height="0.632cm" fo:min-width="1.059cm" fo:padding-top="0.137cm" fo:padding-bottom="0.137cm" fo:padding-left="0.262cm" fo:padding-right="0.262cm"/>
    </style:style>
    <style:style style:name="gr21" style:family="graphic" style:parent-style-name="objectwithoutfill">
      <style:graphic-properties svg:stroke-width="0.025cm" svg:stroke-color="#000000" draw:marker-start-width="0.229cm" draw:marker-end-width="0.229cm" draw:fill="solid" draw:textarea-vertical-align="middle" fo:padding-top="0.137cm" fo:padding-bottom="0.137cm" fo:padding-left="0.262cm" fo:padding-right="0.262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/>
    </style:style>
    <style:style style:name="gr23" style:family="graphic" style:parent-style-name="standard">
      <style:graphic-properties svg:stroke-color="#000000" draw:fill="solid" draw:fill-color="#0099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width="0.025cm" svg:stroke-color="#000000" draw:marker-start-width="0.229cm" draw:marker-end-width="0.229cm" draw:fill="solid" draw:fill-color="#cccccc" draw:textarea-horizontal-align="justify" draw:textarea-vertical-align="middle" draw:auto-grow-height="false" fo:min-height="0.61cm" fo:min-width="0.583cm" fo:padding-top="0.137cm" fo:padding-bottom="0.137cm" fo:padding-left="0.262cm" fo:padding-right="0.262cm"/>
    </style:style>
    <style:style style:name="gr25" style:family="graphic" style:parent-style-name="standard">
      <style:graphic-properties svg:stroke-width="0.025cm" svg:stroke-color="#111111" draw:marker-start-width="0.229cm" draw:marker-end-width="0.229cm" draw:fill="solid" draw:fill-color="#cc0000" draw:textarea-horizontal-align="justify" draw:textarea-vertical-align="middle" draw:auto-grow-height="false" fo:min-height="0cm" fo:min-width="0.471cm" fo:padding-top="0.137cm" fo:padding-bottom="0.137cm" fo:padding-left="0.262cm" fo:padding-right="0.262cm"/>
    </style:style>
    <style:style style:name="gr26" style:family="graphic" style:parent-style-name="standard">
      <style:graphic-properties draw:fill="solid" draw:fill-color="#111111" draw:textarea-horizontal-align="justify" draw:textarea-vertical-align="middle" draw:auto-grow-height="false" fo:min-height="0.413cm" fo:min-width="0cm"/>
    </style:style>
    <style:style style:name="gr27" style:family="graphic" style:parent-style-name="standard">
      <style:graphic-properties draw:stroke="none" svg:stroke-color="#000000" draw:fill="none" draw:fill-color="#ffffff" fo:min-height="0.5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0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width="0.051cm" svg:stroke-color="#c9211e" draw:marker-start-width="0.279cm" draw:marker-end-width="0.279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996633" draw:marker-start-width="0.279cm" draw:marker-end-width="0.279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990099" draw:marker-start-width="0.279cm" draw:marker-end-width="0.279cm" draw:fill="solid" draw:fill-color="#990099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3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025cm" svg:stroke-color="#000000" draw:marker-start="Arrow_20_concave" draw:marker-start-width="0.152cm" draw:marker-end-width="0.229cm" draw:fill="solid" draw:textarea-vertical-align="middle" fo:padding-top="0.137cm" fo:padding-bottom="0.137cm" fo:padding-left="0.262cm" fo:padding-right="0.262cm"/>
    </style:style>
    <style:style style:name="gr38" style:family="graphic" style:parent-style-name="objectwithoutfill">
      <style:graphic-properties draw:stroke="dash" draw:stroke-dash="Fine_20_Dashed" svg:stroke-width="0.025cm" svg:stroke-color="#000000" draw:marker-start-width="0.229cm" draw:marker-end-width="0.229cm" draw:fill="solid" draw:textarea-vertical-align="middle" fo:padding-top="0.137cm" fo:padding-bottom="0.137cm" fo:padding-left="0.262cm" fo:padding-right="0.262cm"/>
    </style:style>
    <style:style style:name="gr39" style:family="graphic" style:parent-style-name="objectwithoutfill">
      <style:graphic-properties svg:stroke-width="0.051cm" svg:stroke-color="#ff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fo:min-height="1.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31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0099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990099"/>
      <style:paragraph-properties fo:text-align="center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solid" draw:fill-color="#eeeeee"/>
      <style:paragraph-properties fo:text-align="center"/>
    </style:style>
    <style:style style:name="P13" style:family="paragraph">
      <loext:graphic-properties draw:fill="solid" draw:fill-color="#808080"/>
      <style:paragraph-properties fo:text-align="center"/>
    </style:style>
    <style:style style:name="P14" style:family="paragraph">
      <loext:graphic-properties draw:fill="solid" draw:fill-color="#cc0000"/>
      <style:paragraph-properties fo:text-align="center"/>
    </style:style>
    <style:style style:name="P15" style:family="paragraph">
      <loext:graphic-properties draw:fill="solid" draw:fill-color="#111111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solid" draw:fill-color="#ddddd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fo:font-size="11pt" style:font-size-asian="11pt" style:font-size-complex="11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846cm" svg:height="25.712cm" svg:x="1.47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27cm">
          <text:p text:style-name="P2"><text:span text:style-name="T1">Title:</text:span><text:span text:style-name="T2"> <text:s/>TWIPe Stepper Motor Wiring <text:s text:c="23"/></text:span><text:span text:style-name="T1">Last Editor:</text:span><text:span text:style-name="T2"> DAE <text:s text:c="3"/></text:span><text:span text:style-name="T1">Ver:</text:span><text:span text:style-name="T2"> 2 <text:s text:c="3"/></text:span><text:span text:style-name="T1">Date:</text:span><text:span text:style-name="T2"> 2020-04-21 <text:s text:c="6"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862cm">
          <text:p text:style-name="P2"><text:span text:style-name="T3">Filename:</text:span><text:span text:style-name="T4"> <text:s text:c="2"/>SB7D-stepper-wiring.odg <text:s/></text:span><text:span text:style-name="T2"><text:s text:c="9"/></text:span><text:span text:style-name="T1">Related files:</text:span><text:span text:style-name="T2"> <text:s text:c="31"/></text:span><text:span text:style-name="T1">Scale:</text:span><text:span text:style-name="T2"> not to scale <text:s text:c="6"/>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7.869cm" svg:height="7.684cm" svg:x="9.855cm" svg:y="6.482cm">
            <text:p/>
            <draw:enhanced-geometry svg:viewBox="0 0 21600 21600" draw:path-stretchpoint-x="10800" draw:path-stretchpoint-y="10800" draw:text-areas="?f3 ?f4 ?f5 ?f6" draw:type="round-rectangle" draw:modifiers="1690.9040436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5" draw:layer="layout" svg:width="0.935cm" svg:height="0.468cm" svg:x="15.894cm" svg:y="6.7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6" draw:layer="layout" svg:width="0.356cm" svg:height="0.356cm" svg:x="16.409cm" svg:y="6.7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7" draw:layer="layout" svg:x1="16.454cm" svg:y1="7.053cm" svg:x2="16.71cm" svg:y2="6.819cm">
                <text:p/>
              </draw:line>
            </draw:g>
            <draw:g>
              <draw:custom-shape draw:style-name="gr5" draw:text-style-name="P6" draw:layer="layout" svg:width="0.356cm" svg:height="0.356cm" svg:x="15.97cm" svg:y="6.7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7" draw:layer="layout" svg:x1="16.015cm" svg:y1="7.053cm" svg:x2="16.271cm" svg:y2="6.819cm">
                <text:p/>
              </draw:line>
            </draw:g>
          </draw:g>
          <draw:g>
            <draw:custom-shape draw:style-name="gr4" draw:text-style-name="P5" draw:layer="layout" svg:width="0.935cm" svg:height="0.468cm" svg:x="15.894cm" svg:y="13.40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6" draw:layer="layout" svg:width="0.356cm" svg:height="0.356cm" svg:x="16.409cm" svg:y="13.44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7" draw:layer="layout" svg:x1="16.454cm" svg:y1="13.744cm" svg:x2="16.71cm" svg:y2="13.51cm">
                <text:p/>
              </draw:line>
            </draw:g>
            <draw:g>
              <draw:custom-shape draw:style-name="gr5" draw:text-style-name="P6" draw:layer="layout" svg:width="0.356cm" svg:height="0.356cm" svg:x="15.97cm" svg:y="13.44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7" draw:layer="layout" svg:x1="16.015cm" svg:y1="13.744cm" svg:x2="16.271cm" svg:y2="13.51cm">
                <text:p/>
              </draw:line>
            </draw:g>
          </draw:g>
          <draw:g>
            <draw:custom-shape draw:style-name="gr7" draw:text-style-name="P5" draw:layer="layout" svg:width="1.408cm" svg:height="0.468cm" svg:x="14.339cm" svg:y="13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6" draw:layer="layout" svg:width="0.356cm" svg:height="0.356cm" svg:x="14.854cm" svg:y="13.4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7" draw:layer="layout" svg:x1="14.899cm" svg:y1="13.746cm" svg:x2="15.155cm" svg:y2="13.512cm">
              <text:p/>
            </draw:line>
            <draw:custom-shape draw:style-name="gr5" draw:text-style-name="P6" draw:layer="layout" svg:width="0.356cm" svg:height="0.356cm" svg:x="14.415cm" svg:y="13.4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7" draw:layer="layout" svg:x1="14.46cm" svg:y1="13.746cm" svg:x2="14.716cm" svg:y2="13.512cm">
              <text:p/>
            </draw:line>
            <draw:g>
              <draw:custom-shape draw:style-name="gr5" draw:text-style-name="P6" draw:layer="layout" svg:width="0.356cm" svg:height="0.356cm" svg:x="15.303cm" svg:y="13.4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7" draw:layer="layout" svg:x1="15.348cm" svg:y1="13.753cm" svg:x2="15.604cm" svg:y2="13.519cm">
                <text:p/>
              </draw:line>
            </draw:g>
          </draw:g>
          <draw:g>
            <draw:custom-shape draw:style-name="gr8" draw:text-style-name="P8" draw:layer="layout" svg:width="0.831cm" svg:height="0.344cm" svg:x="11.069cm" svg:y="13.70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svg:x="11.168cm" svg:y="13.85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svg:x="11.352cm" svg:y="13.85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svg:x="11.56cm" svg:y="13.85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svg:x="11.75cm" svg:y="13.85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084cm" svg:height="0.044cm" svg:x="11.187cm" svg:y="13.68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089cm" svg:height="0.044cm" svg:x="11.701cm" svg:y="13.6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8" draw:layer="layout" svg:width="0.831cm" svg:height="0.344cm" svg:x="13.262cm" svg:y="13.70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svg:x="13.361cm" svg:y="13.84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svg:x="13.545cm" svg:y="13.84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svg:x="13.753cm" svg:y="13.84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svg:x="13.943cm" svg:y="13.84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084cm" svg:height="0.044cm" svg:x="13.38cm" svg:y="13.68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089cm" svg:height="0.044cm" svg:x="13.894cm" svg:y="13.68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0" draw:layer="layout" svg:width="1.549cm" svg:height="0.906cm" svg:x="10.589cm" svg:y="12.4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1.583cm" svg:height="0.906cm" svg:x="12.748cm" svg:y="12.40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11" draw:layer="layout" svg:width="1.549cm" svg:height="3.243cm" svg:x="11.112cm" svg:y="6.88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1.05cm" svg:height="1.076cm" svg:x="11.349cm" svg:y="7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34cm" svg:height="2.816cm" svg:x="12.489cm" svg:y="7.16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9" draw:layer="layout" svg:width="0.134cm" svg:height="2.057cm" svg:x="11.141cm" svg:y="7.1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382cm" svg:height="0.214cm" svg:x="11.71cm" svg:y="9.85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9" draw:layer="layout" svg:width="0.043cm" svg:height="0.263cm" svg:x="11.325cm" svg:y="6.919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147cm" svg:x="11.504cm" svg:y="6.919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152cm" svg:x="11.673cm" svg:y="6.919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165cm" svg:x="11.852cm" svg:y="6.919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165cm" svg:x="12.033cm" svg:y="6.9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0.043cm" svg:height="0.259cm" svg:x="12.223cm" svg:y="6.919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0.043cm" svg:height="0.263cm" svg:x="12.402cm" svg:y="6.918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18cm" draw:transform="rotate (1.5707963267949) translate (11.327cm 6.956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14cm" draw:transform="rotate (1.5707963267949) translate (11.502cm 7.083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23cm" draw:transform="rotate (1.5707963267949) translate (11.672cm 6.956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23cm" draw:transform="rotate (1.5707963267949) translate (11.852cm 7.083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23cm" draw:transform="rotate (1.5707963267949) translate (12.044cm 6.96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23cm" draw:transform="rotate (1.5707963267949) translate (12.222cm 6.961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0" draw:text-style-name="P13" draw:layer="layout" svg:width="1.583cm" svg:height="0.906cm" svg:x="13.268cm" svg:y="6.93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7" draw:layer="layout" svg:x1="13.277cm" svg:y1="7.078cm" svg:x2="14.851cm" svg:y2="7.078cm">
              <text:p/>
            </draw:line>
            <draw:custom-shape draw:style-name="gr22" draw:text-style-name="P9" draw:layer="layout" svg:width="0.299cm" svg:height="0.271cm" svg:x="13.858cm" svg:y="7.312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4" draw:layer="layout" svg:width="0.201cm" svg:height="0.201cm" svg:x="13.348cm" svg:y="7.5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4" draw:layer="layout" svg:width="0.201cm" svg:height="0.201cm" svg:x="14.56cm" svg:y="7.5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4" draw:text-style-name="P6" draw:layer="layout" svg:width="1.107cm" svg:height="0.884cm" svg:x="14.502cm" svg:y="11.329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21" draw:text-style-name="P7" draw:layer="layout" svg:x1="14.967cm" svg:y1="11.477cm" svg:x2="15.503cm" svg:y2="11.548cm">
                <text:p/>
              </draw:line>
              <draw:line draw:style-name="gr21" draw:text-style-name="P7" draw:layer="layout" svg:x1="14.962cm" svg:y1="11.654cm" svg:x2="15.493cm" svg:y2="11.605cm">
                <text:p/>
              </draw:line>
              <draw:line draw:style-name="gr21" draw:text-style-name="P7" draw:layer="layout" svg:x1="15.483cm" svg:y1="11.613cm" svg:x2="15.486cm" svg:y2="11.545cm">
                <text:p/>
              </draw:line>
            </draw:g>
            <draw:g>
              <draw:line draw:style-name="gr21" draw:text-style-name="P7" draw:layer="layout" svg:x1="14.967cm" svg:y1="11.833cm" svg:x2="15.503cm" svg:y2="11.904cm">
                <text:p/>
              </draw:line>
              <draw:line draw:style-name="gr21" draw:text-style-name="P7" draw:layer="layout" svg:x1="14.962cm" svg:y1="12.01cm" svg:x2="15.493cm" svg:y2="11.961cm">
                <text:p/>
              </draw:line>
              <draw:line draw:style-name="gr21" draw:text-style-name="P7" draw:layer="layout" svg:x1="15.483cm" svg:y1="11.969cm" svg:x2="15.486cm" svg:y2="11.901cm">
                <text:p/>
              </draw:line>
            </draw:g>
          </draw:g>
          <draw:g>
            <draw:line draw:style-name="gr21" draw:text-style-name="P7" draw:layer="layout" svg:x1="10.093cm" svg:y1="7.307cm" svg:x2="10.367cm" svg:y2="7.305cm">
              <text:p/>
            </draw:line>
            <draw:line draw:style-name="gr21" draw:text-style-name="P7" draw:layer="layout" svg:x1="10.755cm" svg:y1="7.697cm" svg:x2="10.755cm" svg:y2="7.37cm">
              <text:p/>
            </draw:line>
            <draw:line draw:style-name="gr21" draw:text-style-name="P7" draw:layer="layout" svg:x1="10.355cm" svg:y1="7.784cm" svg:x2="10.355cm" svg:y2="7.301cm">
              <text:p/>
            </draw:line>
            <draw:line draw:style-name="gr21" draw:text-style-name="P7" draw:layer="layout" svg:x1="10.105cm" svg:y1="7.399cm" svg:x2="10.105cm" svg:y2="7.301cm">
              <text:p/>
            </draw:line>
            <draw:line draw:style-name="gr21" draw:text-style-name="P7" draw:layer="layout" svg:x1="10.537cm" svg:y1="7.782cm" svg:x2="10.537cm" svg:y2="7.293cm">
              <text:p/>
            </draw:line>
            <draw:line draw:style-name="gr21" draw:text-style-name="P7" draw:layer="layout" svg:x1="10.761cm" svg:y1="7.689cm" svg:x2="10.652cm" svg:y2="7.774cm">
              <text:p/>
            </draw:line>
            <draw:line draw:style-name="gr21" draw:text-style-name="P7" draw:layer="layout" svg:x1="10.525cm" svg:y1="7.304cm" svg:x2="10.662cm" svg:y2="7.303cm">
              <text:p/>
            </draw:line>
            <draw:line draw:style-name="gr21" draw:text-style-name="P7" draw:layer="layout" svg:x1="10.526cm" svg:y1="7.773cm" svg:x2="10.662cm" svg:y2="7.771cm">
              <text:p/>
            </draw:line>
            <draw:line draw:style-name="gr21" draw:text-style-name="P7" draw:layer="layout" svg:x1="10.655cm" svg:y1="7.298cm" svg:x2="10.759cm" svg:y2="7.379cm">
              <text:p/>
            </draw:line>
          </draw:g>
          <draw:custom-shape draw:style-name="gr25" draw:text-style-name="P14" draw:layer="layout" svg:width="0.995cm" svg:height="0.207cm" draw:transform="rotate (2.35619449019234) translate (11.351cm 11.281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0.328cm" svg:height="0.663cm" svg:x="10.769cm" svg:y="12.46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0.328cm" svg:height="0.663cm" svg:x="12.913cm" svg:y="12.46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6" draw:layer="layout" svg:width="0.253cm" svg:height="0.253cm" svg:x="14.009cm" svg:y="12.4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7" draw:layer="layout" svg:x1="14.134cm" svg:y1="12.685cm" svg:x2="14.134cm" svg:y2="12.471cm">
              <text:p/>
            </draw:line>
            <draw:line draw:style-name="gr6" draw:text-style-name="P7" draw:layer="layout" svg:x1="14.027cm" svg:y1="12.575cm" svg:x2="14.241cm" svg:y2="12.575cm">
              <text:p/>
            </draw:line>
          </draw:g>
          <draw:g>
            <draw:custom-shape draw:style-name="gr5" draw:text-style-name="P6" draw:layer="layout" svg:width="0.253cm" svg:height="0.253cm" svg:x="11.814cm" svg:y="12.4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7" draw:layer="layout" svg:x1="11.939cm" svg:y1="12.705cm" svg:x2="11.939cm" svg:y2="12.491cm">
              <text:p/>
            </draw:line>
            <draw:line draw:style-name="gr6" draw:text-style-name="P7" draw:layer="layout" svg:x1="11.832cm" svg:y1="12.595cm" svg:x2="12.046cm" svg:y2="12.595cm">
              <text:p/>
            </draw:line>
          </draw:g>
        </draw:g>
        <draw:frame draw:style-name="gr27" draw:text-style-name="P16" draw:layer="layout" svg:width="1.347cm" svg:height="0.77cm" draw:transform="rotate (1.5707963267949) translate (14.673cm 13.588cm)">
          <draw:text-box>
            <text:p><text:span text:style-name="T5">12V</text:span></text:p>
          </draw:text-box>
        </draw:frame>
        <draw:frame draw:style-name="gr27" draw:text-style-name="P16" draw:layer="layout" svg:width="1.347cm" svg:height="0.77cm" draw:transform="rotate (1.5707963267949) translate (16.27cm 8.344cm)">
          <draw:text-box>
            <text:p><text:span text:style-name="T5">20V</text:span></text:p>
          </draw:text-box>
        </draw:frame>
        <draw:frame draw:style-name="gr27" draw:text-style-name="P16" draw:layer="layout" svg:width="1.347cm" svg:height="0.77cm" draw:transform="rotate (1.5707963267949) translate (15.173cm 13.52cm)">
          <draw:text-box>
            <text:p><text:span text:style-name="T5">5V</text:span></text:p>
          </draw:text-box>
        </draw:frame>
        <draw:frame draw:style-name="gr27" draw:text-style-name="P16" draw:layer="layout" svg:width="1.347cm" svg:height="0.77cm" draw:transform="rotate (1.5707963267949) translate (15.788cm 13.577cm)">
          <draw:text-box>
            <text:p><text:span text:style-name="T5">20V</text:span></text:p>
          </draw:text-box>
        </draw:frame>
        <draw:frame draw:style-name="gr28" draw:text-style-name="P16" draw:layer="layout" svg:width="1.539cm" svg:height="0.887cm" draw:transform="rotate (1.5707963267949) translate (15.751cm 8.551cm)">
          <draw:text-box>
            <text:p><text:span text:style-name="T5">GND</text:span></text:p>
          </draw:text-box>
        </draw:frame>
        <draw:frame draw:style-name="gr29" draw:text-style-name="P17" draw:layer="layout" svg:width="1.539cm" svg:height="0.725cm" draw:transform="rotate (1.5707963267949) translate (14.249cm 13.593cm)">
          <draw:text-box>
            <text:p><text:span text:style-name="T2">GND</text:span></text:p>
          </draw:text-box>
        </draw:frame>
        <draw:g>
          <draw:custom-shape draw:style-name="gr30" draw:text-style-name="P18" draw:layer="layout" svg:width="0.113cm" svg:height="0.113cm" svg:x="16.52cm" svg:y="12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52cm" svg:y="12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521cm" svg:y="12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841cm" svg:y="12.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844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18" draw:layer="layout" svg:width="0.113cm" svg:height="0.113cm" svg:x="16.465cm" svg:y="8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465cm" svg:y="8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466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786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789cm" svg:y="8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18" draw:layer="layout" svg:width="0.113cm" svg:height="0.113cm" svg:x="16.472cm" svg:y="9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472cm" svg:y="9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473cm" svg:y="10.1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793cm" svg:y="9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796cm" svg:y="9.9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18" draw:layer="layout" svg:width="0.113cm" svg:height="0.113cm" svg:x="16.465cm" svg:y="11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465cm" svg:y="1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466cm" svg:y="11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786cm" svg:y="10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789cm" svg:y="11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16" draw:layer="layout" svg:width="1.539cm" svg:height="0.887cm" draw:transform="rotate (1.5707963267949) translate (16.217cm 13.605cm)">
          <draw:text-box>
            <text:p><text:span text:style-name="T5">GND</text:span></text:p>
          </draw:text-box>
        </draw:frame>
        <draw:custom-shape draw:style-name="gr31" draw:text-style-name="P1" draw:layer="layout" svg:width="0.297cm" svg:height="0.297cm" svg:x="16.701cm" svg:y="10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113cm" svg:height="0.113cm" svg:x="11.279cm" svg:y="11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297cm" svg:height="0.297cm" svg:x="16.701cm" svg:y="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0" draw:layer="layout" svg:width="2.97cm" svg:height="0.982cm" draw:transform="rotate (1.15348810264305) translate (14.1048424581448cm 9.69292465294832cm)" svg:viewBox="0 0 2971 983" svg:d="M2717 14c118-50 311 34 238 216-60 149-179 188-291 245-111 57-242 71-358 120-131 53-264 83-396 124-128 29-252 57-415 78-137 31-243 58-383 96-154 32-293 60-440 79-136 19-285 24-412-87-92-81-156-196-201-310-49-123-85-224-35-396l101-122 6-15">
          <text:p/>
        </draw:path>
        <draw:g>
          <draw:custom-shape draw:style-name="gr34" draw:text-style-name="P8" draw:layer="layout" svg:width="0.254cm" svg:height="0.254cm" svg:x="12.829cm" svg:y="7.889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9" draw:layer="layout" svg:width="0.099cm" svg:height="0.099cm" svg:x="12.899cm" svg:y="7.963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19" draw:layer="layout" svg:width="1.646cm" svg:height="1.979cm" svg:x="9.438cm" svg:y="14.074cm">
          <draw:text-box>
            <text:p><text:span text:style-name="T6">pin 1</text:span></text:p>
            <text:p><text:span text:style-name="T6">pin 2</text:span></text:p>
            <text:p><text:span text:style-name="T6">pin 3</text:span></text:p>
            <text:p><text:span text:style-name="T6">pin 4</text:span></text:p>
          </draw:text-box>
        </draw:frame>
        <draw:line draw:style-name="gr37" draw:text-style-name="P7" draw:layer="layout" svg:x1="11.187cm" svg:y1="13.96cm" svg:x2="11.187cm" svg:y2="14.404cm">
          <text:p/>
        </draw:line>
        <draw:line draw:style-name="gr37" draw:text-style-name="P7" draw:layer="layout" svg:x1="11.377cm" svg:y1="13.96cm" svg:x2="11.377cm" svg:y2="14.86cm">
          <text:p/>
        </draw:line>
        <draw:line draw:style-name="gr37" draw:text-style-name="P7" draw:layer="layout" svg:x1="11.583cm" svg:y1="13.96cm" svg:x2="11.583cm" svg:y2="15.302cm">
          <text:p/>
        </draw:line>
        <draw:line draw:style-name="gr37" draw:text-style-name="P7" draw:layer="layout" svg:x1="11.781cm" svg:y1="13.96cm" svg:x2="11.781cm" svg:y2="15.718cm">
          <text:p/>
        </draw:line>
        <draw:line draw:style-name="gr38" draw:text-style-name="P7" draw:layer="layout" svg:x1="10.572cm" svg:y1="14.41cm" svg:x2="11.199cm" svg:y2="14.41cm">
          <text:p/>
        </draw:line>
        <draw:line draw:style-name="gr38" draw:text-style-name="P7" draw:layer="layout" svg:x1="10.572cm" svg:y1="14.869cm" svg:x2="11.39cm" svg:y2="14.87cm">
          <text:p/>
        </draw:line>
        <draw:line draw:style-name="gr38" draw:text-style-name="P7" draw:layer="layout" svg:x1="10.572cm" svg:y1="15.285cm" svg:x2="11.595cm" svg:y2="15.283cm">
          <text:p/>
        </draw:line>
        <draw:line draw:style-name="gr38" draw:text-style-name="P7" draw:layer="layout" svg:x1="10.572cm" svg:y1="15.7cm" svg:x2="11.794cm" svg:y2="15.701cm">
          <text:p/>
        </draw:line>
        <draw:frame draw:style-name="gr36" draw:text-style-name="P21" draw:layer="layout" svg:width="1.646cm" svg:height="1.979cm" svg:x="8.108cm" svg:y="14.074cm">
          <draw:text-box>
            <text:p text:style-name="P20"><text:span text:style-name="T6">Black</text:span></text:p>
            <text:p text:style-name="P20"><text:span text:style-name="T6">Green</text:span></text:p>
            <text:p text:style-name="P20"><text:span text:style-name="T6">Red</text:span></text:p>
            <text:p text:style-name="P20"><text:span text:style-name="T6">Blue</text:span></text:p>
          </draw:text-box>
        </draw:frame>
        <draw:line draw:style-name="gr39" draw:text-style-name="P7" draw:layer="layout" svg:x1="8.199cm" svg:y1="12.858cm" svg:x2="10.972cm" svg:y2="13.9cm">
          <text:p/>
        </draw:line>
        <draw:frame draw:style-name="gr40" draw:text-style-name="P17" draw:layer="layout" svg:width="4.293cm" svg:height="1.95cm" svg:x="4.522cm" svg:y="11.792cm">
          <draw:text-box>
            <text:p><text:span text:style-name="T1">Note:</text:span><text:span text:style-name="T2"> Connector is keyed, and only goes in one way</text:span></text:p>
          </draw:text-box>
        </draw:frame>
        <draw:line draw:style-name="gr39" draw:text-style-name="P7" draw:layer="layout" svg:x1="9.072cm" svg:y1="17.266cm" svg:x2="9.087cm" svg:y2="16.147cm">
          <text:p/>
        </draw:line>
        <draw:frame draw:style-name="gr40" draw:text-style-name="P16" draw:layer="layout" svg:width="5.638cm" svg:height="1.95cm" svg:x="7.108cm" svg:y="17.281cm">
          <draw:text-box>
            <text:p><text:span text:style-name="T2">Colour of wires from stepper motor</text:span></text:p>
          </draw:text-box>
        </draw:frame>
        <draw:line draw:style-name="gr39" draw:text-style-name="P7" draw:layer="layout" svg:x1="15.21cm" svg:y1="14.907cm" svg:x2="14.061cm" svg:y2="14.166cm">
          <text:p/>
        </draw:line>
        <draw:line draw:style-name="gr39" draw:text-style-name="P7" draw:layer="layout" svg:x1="15.225cm" svg:y1="18.082cm" svg:x2="12.076cm" svg:y2="14.292cm">
          <text:p/>
        </draw:line>
        <draw:frame draw:style-name="gr41" draw:text-style-name="P16" draw:layer="layout" svg:width="5.181cm" svg:height="2.621cm" svg:x="15.139cm" svg:y="14.579cm">
          <draw:text-box>
            <text:p><text:span text:style-name="T2">Stepper motor connections from motor on TWIPe’s right side (same side as white pushbutton)</text:span></text:p>
          </draw:text-box>
        </draw:frame>
        <draw:frame draw:style-name="gr41" draw:text-style-name="P16" draw:layer="layout" svg:width="5.181cm" svg:height="2.621cm" svg:x="15.139cm" svg:y="17.845cm">
          <draw:text-box>
            <text:p><text:span text:style-name="T2">Stepper motor connections from motor on TWIPe’s left side (same side as amber pushbutton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9T23:49:15.537000000</meta:creation-date>
    <dc:date>2020-04-21T22:22:13.683000000</dc:date>
    <meta:editing-duration>PT3H29M16S</meta:editing-duration>
    <meta:editing-cycles>21</meta:editing-cycles>
    <meta:generator>LibreOffice/6.3.5.2$Windows_X86_64 LibreOffice_project/dd0751754f11728f69b42ee2af66670068624673</meta:generator>
    <meta:document-statistic meta:object-count="161"/>
  </office:meta>
</office:document-meta>
</file>